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cm" fo:min-width="3.06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cm" fo:min-width="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5cm" fo:min-width="3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65cm" svg:height="5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5.25cm" svg:x="1cm" svg:y="4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5cm" svg:x2="9cm" svg:y2="5cm">
          <text:p/>
        </draw:line>
        <draw:frame draw:style-name="gr4" draw:text-style-name="P3" draw:layer="layout" svg:width="2.957cm" svg:height="0.725cm" svg:x="1.446cm" svg:y="4.25cm">
          <draw:text-box>
            <text:p text:style-name="P2"><text:span text:style-name="T1">A</text:span><text:span text:style-name="T1">c</text:span><text:span text:style-name="T1">c</text:span><text:span text:style-name="T1">u</text:span><text:span text:style-name="T1">m</text:span><text:span text:style-name="T1">u</text:span><text:span text:style-name="T1">l</text:span><text:span text:style-name="T1">a</text:span><text:span text:style-name="T1">t</text:span><text:span text:style-name="T1">e</text:span><text:span text:style-name="T1">d</text:span></text:p>
          </draw:text-box>
        </draw:frame>
        <draw:frame draw:style-name="gr4" draw:text-style-name="P4" draw:layer="layout" svg:width="1.429cm" svg:height="0.683cm" svg:x="5cm" svg:y="4.25cm">
          <draw:text-box>
            <text:p><text:span text:style-name="T2">value</text:span></text:p>
          </draw:text-box>
        </draw:frame>
        <draw:frame draw:style-name="gr4" draw:text-style-name="P5" draw:layer="layout" svg:width="8.033cm" svg:height="0.806cm" svg:x="1cm" svg:y="1.75cm">
          <draw:text-box>
            <text:p><text:span text:style-name="T3">List&lt;In</text:span><text:span text:style-name="T3">teger&gt; </text:span><text:span text:style-name="T3">list = </text:span><text:span text:style-name="T3">List.of(</text:span><text:span text:style-name="T3">2,5,7,</text:span><text:span text:style-name="T3">8);</text:span></text:p>
          </draw:text-box>
        </draw:frame>
        <draw:frame draw:style-name="gr4" draw:text-style-name="P6" draw:layer="layout" svg:width="0.502cm" svg:height="1.673cm" svg:x="8.75cm" svg:y="2.25cm">
          <draw:text-box>
            <text:p/>
            <text:p/>
          </draw:text-box>
        </draw:frame>
        <draw:frame draw:style-name="gr5" draw:text-style-name="P4" draw:layer="layout" svg:width="11.239cm" svg:height="0.933cm" svg:x="0.25cm" svg:y="2.5cm">
          <draw:text-box>
            <text:p><text:span text:style-name="T2">Integer res = list.stream().reduce(0,(acc,val) -&gt; acc+val);</text:span></text:p>
          </draw:text-box>
        </draw:frame>
        <draw:frame draw:style-name="gr4" draw:text-style-name="P6" draw:layer="layout" svg:width="0.853cm" svg:height="0.962cm" svg:x="1.75cm" svg:y="5.25cm">
          <draw:text-box>
            <text:p>o</text:p>
          </draw:text-box>
        </draw:frame>
        <draw:frame draw:style-name="gr4" draw:text-style-name="P6" draw:layer="layout" svg:width="0.853cm" svg:height="0.962cm" svg:x="5.75cm" svg:y="5.25cm">
          <draw:text-box>
            <text:p>2</text:p>
          </draw:text-box>
        </draw:frame>
        <draw:frame draw:style-name="gr4" draw:text-style-name="P6" draw:layer="layout" svg:width="2.479cm" svg:height="0.962cm" svg:x="1.75cm" svg:y="6.473cm">
          <draw:text-box>
            <text:p>0+2 =2</text:p>
          </draw:text-box>
        </draw:frame>
        <draw:frame draw:style-name="gr4" draw:text-style-name="P6" draw:layer="layout" svg:width="1.209cm" svg:height="0.962cm" svg:x="5.25cm" svg:y="6.456cm">
          <draw:text-box>
            <text:p><text:s text:c="2"/>5</text:p>
          </draw:text-box>
        </draw:frame>
        <draw:frame draw:style-name="gr6" draw:text-style-name="P6" draw:layer="layout" svg:width="2.936cm" svg:height="0.962cm" svg:x="1.5cm" svg:y="7.5cm">
          <draw:text-box>
            <text:p><text:s/>2+5 =7</text:p>
          </draw:text-box>
        </draw:frame>
        <draw:frame draw:style-name="gr7" draw:text-style-name="P6" draw:layer="layout" svg:width="1.103cm" svg:height="1.212cm" svg:x="5.5cm" svg:y="7.5cm">
          <draw:text-box>
            <text:p>7</text:p>
          </draw:text-box>
        </draw:frame>
        <draw:frame draw:style-name="gr6" draw:text-style-name="P6" draw:layer="layout" svg:width="3.686cm" svg:height="0.962cm" svg:x="1.5cm" svg:y="8.5cm">
          <draw:text-box>
            <text:p><text:s/>7+7 = 14</text:p>
          </draw:text-box>
        </draw:frame>
        <draw:frame draw:style-name="gr4" draw:text-style-name="P6" draw:layer="layout" svg:width="1.564cm" svg:height="0.962cm" svg:x="4.75cm" svg:y="8.538cm">
          <draw:text-box>
            <text:p><text:s text:c="4"/>8</text:p>
          </draw:text-box>
        </draw:frame>
        <draw:custom-shape draw:style-name="gr8" draw:text-style-name="P1" draw:layer="layout" svg:width="3.75cm" svg:height="1cm" svg:x="1cm" svg:y="9.5cm">
          <text:p text:style-name="P7">14+8= 2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20:06:55.274528546</meta:creation-date>
    <dc:date>2023-07-04T20:24:39.644977374</dc:date>
    <meta:editing-duration>PT4M54S</meta:editing-duration>
    <meta:editing-cycles>1</meta:editing-cycles>
    <meta:document-statistic meta:object-count="17"/>
    <meta:generator>LibreOffice/7.3.7.2$Linux_X86_64 LibreOffice_project/30$Build-2</meta:generator>
  </office:meta>
</office:document-meta>
</file>